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Garuda" svg:font-family="Garuda" style:font-pitch="variable"/>
    <style:font-face style:name="MS PGothic" svg:font-family="'MS PGothic'" style:font-family-generic="roman" style:font-pitch="variable"/>
    <style:font-face style:name="Trebuchet MS" svg:font-family="'Trebuchet MS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system" style:font-pitch="variable"/>
  </office:font-face-decls>
  <office:automatic-styles>
    <style:style style:name="P1" style:family="paragraph" style:parent-style-name="Standard">
      <style:text-properties style:font-name="Droid Sans Mono"/>
    </style:style>
    <style:style style:name="P2" style:family="paragraph" style:parent-style-name="Standard">
      <style:paragraph-properties fo:text-align="start" style:justify-single-word="false"/>
      <style:text-properties style:font-name="Droid Sans Mono"/>
    </style:style>
    <style:style style:name="P3" style:family="paragraph" style:parent-style-name="Standard">
      <style:paragraph-properties fo:margin-top="0.0835in" fo:margin-bottom="0in" style:contextual-spacing="false"/>
      <style:text-properties style:font-name="Droid Sans Mono" officeooo:paragraph-rsid="00059239"/>
    </style:style>
    <style:style style:name="P4" style:family="paragraph" style:parent-style-name="Heading_20_1">
      <style:text-properties style:font-name="Droid Sans Mono"/>
    </style:style>
    <style:style style:name="P5" style:family="paragraph" style:parent-style-name="Heading_20_1">
      <style:text-properties style:font-name="Droid Sans Mono" officeooo:paragraph-rsid="00059239"/>
    </style:style>
    <style:style style:name="P6" style:family="paragraph" style:parent-style-name="List_20_Paragraph" style:list-style-name="WWNum1">
      <style:paragraph-properties fo:text-align="start" style:justify-single-word="false"/>
      <style:text-properties style:font-name="Droid Sans Mono"/>
    </style:style>
    <style:style style:name="P7" style:family="paragraph" style:parent-style-name="List_20_Paragraph" style:list-style-name="WWNum2">
      <style:text-properties style:font-name="Droid Sans Mono"/>
    </style:style>
    <style:style style:name="P8" style:family="paragraph" style:parent-style-name="Title">
      <style:paragraph-properties fo:text-align="start" style:justify-single-word="false" style:writing-mode="lr-tb"/>
      <style:text-properties style:font-name="Droid Sans Mono" officeooo:paragraph-rsid="00059239"/>
    </style:style>
    <style:style style:name="P9" style:family="paragraph" style:parent-style-name="Title" style:master-page-name="First_20_Page">
      <style:paragraph-properties fo:text-align="start" style:justify-single-word="false" style:page-number="auto" style:writing-mode="lr-tb"/>
      <style:text-properties style:font-name="Droid Sans Mono" officeooo:paragraph-rsid="00059239"/>
    </style:style>
    <style:style style:name="P10" style:family="paragraph" style:parent-style-name="Footer">
      <style:paragraph-properties fo:text-align="center" style:justify-single-word="false"/>
    </style:style>
    <style:style style:name="T1" style:family="text">
      <style:text-properties fo:color="#808080" style:font-name="MS PGothic" style:font-name-asian="MS PGothic1" style:font-name-complex="MS PGothic1"/>
    </style:style>
    <style:style style:name="T2" style:family="text">
      <style:text-properties fo:color="#808080" style:font-name-asian="MS PGothic1" style:font-name-complex="MS PGothic1"/>
    </style:style>
    <style:style style:name="T3" style:family="text">
      <style:text-properties fo:color="#1a83ba" style:font-name="MS PGothic" fo:font-size="14pt" style:font-name-asian="MS PGothic1" style:font-size-asian="14pt" style:font-name-complex="MS PGothic1" style:font-size-complex="14pt"/>
    </style:style>
    <style:style style:name="T4" style:family="text">
      <style:text-properties fo:color="#1a83ba" style:font-name="MS PGothic" style:font-name-asian="MS PGothic1" style:font-name-complex="MS PGothic1"/>
    </style:style>
    <style:style style:name="T5" style:family="text">
      <style:text-properties fo:color="#1a83ba" style:font-name="MS PGothic" fo:font-style="normal" style:font-name-asian="MS PGothic1" style:font-style-asian="normal" style:font-name-complex="MS PGothic1" style:font-style-complex="normal"/>
    </style:style>
    <style:style style:name="T6" style:family="text">
      <style:text-properties fo:color="#1a83ba" style:font-name="MS PGothic" fo:font-size="11pt" style:font-name-asian="MS PGothic1" style:font-size-asian="11pt" style:font-name-complex="MS PGothic1" style:font-size-complex="11pt"/>
    </style:style>
    <style:style style:name="T7" style:family="text">
      <style:text-properties fo:color="#1a83ba" fo:font-size="14pt" style:font-name-asian="MS PGothic1" style:font-size-asian="14pt" style:font-name-complex="MS PGothic1" style:font-size-complex="14pt"/>
    </style:style>
    <style:style style:name="T8" style:family="text">
      <style:text-properties fo:color="#1a83ba" style:font-name-asian="MS PGothic1" style:font-name-complex="MS PGothic1"/>
    </style:style>
    <style:style style:name="T9" style:family="text">
      <style:text-properties fo:color="#1a83ba" fo:font-style="normal" style:font-name-asian="MS PGothic1" style:font-style-asian="normal" style:font-name-complex="MS PGothic1" style:font-style-complex="normal"/>
    </style:style>
    <style:style style:name="T10" style:family="text">
      <style:text-properties fo:color="#1a83ba" fo:font-size="11pt" style:font-name-asian="MS PGothic1" style:font-size-asian="11pt" style:font-name-complex="MS PGothic1" style:font-size-complex="11pt"/>
    </style:style>
    <style:style style:name="T11" style:family="text">
      <style:text-properties style:font-name="MS PGothic" fo:font-weight="normal" style:font-name-asian="MS PGothic1" style:font-weight-asian="normal" style:font-name-complex="MS PGothic1" style:font-weight-complex="normal"/>
    </style:style>
    <style:style style:name="T12" style:family="text">
      <style:text-properties style:font-name="MS PGothic" style:font-name-asian="MS PGothic1" style:font-name-complex="MS PGothic1"/>
    </style:style>
    <style:style style:name="T13" style:family="text">
      <style:text-properties style:font-name="MS PGothic" fo:font-style="italic" style:font-name-asian="MS PGothic1" style:font-style-asian="italic" style:font-name-complex="MS PGothic1" style:font-style-complex="italic"/>
    </style:style>
    <style:style style:name="T14" style:family="text">
      <style:text-properties style:font-name="MS PGothic" fo:font-style="normal" style:font-name-asian="MS PGothic1" style:font-style-asian="normal" style:font-name-complex="MS PGothic1" style:font-style-complex="normal"/>
    </style:style>
    <style:style style:name="T15" style:family="text">
      <style:text-properties style:font-name="MS PGothic" fo:font-style="normal" fo:font-weight="normal" style:font-name-asian="MS PGothic1" style:font-style-asian="normal" style:font-weight-asian="normal" style:font-name-complex="MS PGothic1" style:font-style-complex="normal" style:font-weight-complex="normal"/>
    </style:style>
    <style:style style:name="T16" style:family="text">
      <style:text-properties fo:color="#000000" style:font-name="MS PGothic" fo:font-size="11pt" fo:font-weight="normal" style:font-name-asian="MS PGothic1" style:font-size-asian="11pt" style:font-weight-asian="normal" style:font-name-complex="MS PGothic1" style:font-size-complex="11pt" style:font-weight-complex="normal"/>
    </style:style>
    <style:style style:name="T17" style:family="text">
      <style:text-properties fo:color="#000000" style:font-name="MS PGothic" fo:font-size="11pt" style:font-name-asian="MS PGothic1" style:font-size-asian="11pt" style:font-name-complex="MS PGothic1" style:font-size-complex="11pt"/>
    </style:style>
    <style:style style:name="T18" style:family="text">
      <style:text-properties fo:color="#000000" fo:font-size="11pt" fo:font-weight="normal" style:font-name-asian="MS PGothic1" style:font-size-asian="11pt" style:font-weight-asian="normal" style:font-name-complex="MS PGothic1" style:font-size-complex="11pt" style:font-weight-complex="normal"/>
    </style:style>
    <style:style style:name="T19" style:family="text">
      <style:text-properties fo:color="#000000" fo:font-size="11pt" style:font-name-asian="MS PGothic1" style:font-size-asian="11pt" style:font-name-complex="MS PGothic1" style:font-size-complex="11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weight="normal" style:font-name-asian="MS PGothic1" style:font-weight-asian="normal" style:font-name-complex="MS PGothic1" style:font-weight-complex="normal"/>
    </style:style>
    <style:style style:name="T22" style:family="text">
      <style:text-properties style:font-name-asian="MS PGothic1" style:font-name-complex="MS PGothic1"/>
    </style:style>
    <style:style style:name="T23" style:family="text">
      <style:text-properties fo:font-style="italic" style:font-name-asian="MS PGothic1" style:font-style-asian="italic" style:font-name-complex="MS PGothic1" style:font-style-complex="italic"/>
    </style:style>
    <style:style style:name="T24" style:family="text">
      <style:text-properties fo:font-style="normal" style:font-name-asian="MS PGothic1" style:font-style-asian="normal" style:font-name-complex="MS PGothic1" style:font-style-complex="normal"/>
    </style:style>
    <style:style style:name="T25" style:family="text">
      <style:text-properties fo:font-style="normal" fo:font-weight="normal" style:font-name-asian="MS PGothic1" style:font-style-asian="normal" style:font-weight-asian="normal" style:font-name-complex="MS PGothic1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Scrum meeting</text:span></text:p>
      <text:p text:style-name="P8"><text:span text:style-name="T7">Sprint review</text:span></text:p>
      <text:h text:style-name="P5" text:outline-level="1"/>
      <text:h text:style-name="P5" text:outline-level="1"/>
      <text:h text:style-name="P5" text:outline-level="1"><text:span text:style-name="T2">Call to order</text:span></text:h>
      <text:p text:style-name="P1"><text:span text:style-name="T21">A biweekly scrum meeting was held at the </text:span><text:span text:style-name="T8">Patricia building</text:span><text:span text:style-name="T21"> on</text:span><text:span text:style-name="T8"> 09. April 2014</text:span><text:span text:style-name="T22">.</text:span></text:p>
      <text:h text:style-name="P4" text:outline-level="1"><text:span text:style-name="T2">Attendees</text:span></text:h>
      <text:p text:style-name="P2"><text:span text:style-name="T21">Attendees included</text:span><text:span text:style-name="T23"> </text:span><text:span text:style-name="T9">Jani Pasanen</text:span><text:span text:style-name="T24">,</text:span><text:span text:style-name="T9"> James Eagle</text:span><text:span text:style-name="T24">,</text:span><text:span text:style-name="T9"> MaiPhuong Van</text:span><text:span text:style-name="T24">, </text:span><text:span text:style-name="T9">Gabriele Kasparaviciute </text:span><text:span text:style-name="T25">and</text:span><text:span text:style-name="T24"> </text:span><text:span text:style-name="T9">Aurélien Franky</text:span><text:span text:style-name="T24">.</text:span></text:p>
      <text:h text:style-name="P4" text:outline-level="1"><text:span text:style-name="T2">Members not in attendance</text:span></text:h>
      <text:p text:style-name="P1"><text:span text:style-name="T21">Members not in attendance included</text:span><text:span text:style-name="T22"> </text:span><text:span text:style-name="T8">Henrik Persson</text:span><text:span text:style-name="T22">.</text:span></text:p>
      <text:h text:style-name="P4" text:outline-level="1"><text:span text:style-name="T2">Retrospective</text:span></text:h>
      <text:list xml:id="list6111128564035867503" text:style-name="WWNum1">
        <text:list-item>
          <text:p text:style-name="P6"><text:span text:style-name="T18">Hardware failure and safety guidelines.</text:span></text:p>
        </text:list-item>
        <text:list-item>
          <text:p text:style-name="P6"><text:span text:style-name="T18">Time issues, obviously</text:span></text:p>
        </text:list-item>
        <text:list-item>
          <text:p text:style-name="P6"><text:span text:style-name="T18">We need to be careful of raised expectations</text:span></text:p>
        </text:list-item>
        <text:list-item>
          <text:p text:style-name="P6"><text:span text:style-name="T18">We had a crash, what can we do to mitigate this possibility in the future.</text:span></text:p>
        </text:list-item>
        <text:list-item>
          <text:p text:style-name="P6"><text:span text:style-name="T18">Discussion about group work. Should there be parallel work? If so in what circumstance?</text:span></text:p>
        </text:list-item>
        <text:list-item>
          <text:p text:style-name="P6"><text:span text:style-name="T18">Needs to be more open discussion to avoid conflicts.</text:span></text:p>
        </text:list-item>
      </text:list>
      <text:h text:style-name="P4" text:outline-level="1"><text:span text:style-name="T2">Planning</text:span></text:h>
      <text:list xml:id="list67493536156295551" text:style-name="WWNum2">
        <text:list-item>
          <text:p text:style-name="P7"><text:span text:style-name="T18">Are we able to run metrics on low bandwidth video?</text:span></text:p>
        </text:list-item>
        <text:list-item>
          <text:p text:style-name="P7"><text:span text:style-name="T18">Imed is a big fan of documenting things. Wants us to document safety and operation guidelines. data plan get metrics on video stream.</text:span></text:p>
        </text:list-item>
        <text:list-item>
          <text:p text:style-name="P7"><text:span text:style-name="T18">Assigning things to absent members: OK</text:span></text:p>
        </text:list-item>
        <text:list-item>
          <text:p text:style-name="P7"><text:span text:style-name="T18">Operation Guidelines including Safety - Gabriele</text:span></text:p>
        </text:list-item>
        <text:list-item>
          <text:p text:style-name="P7"><text:span text:style-name="T18">As per above tracking bugs and bug reports could also be something Imed would approve of in final docs. </text:span></text:p>
        </text:list-item>
      </text:list>
      <text:h text:style-name="P4" text:outline-level="1"><text:soft-page-break/><text:span text:style-name="T2">Unfinished business</text:span></text:h>
      <text:p text:style-name="P1"><text:span text:style-name="T18">Not complete -</text:span><text:span text:style-name="T19"> </text:span><text:span text:style-name="T10">GUI demo</text:span></text:p>
      <text:h text:style-name="P4" text:outline-level="1"><text:span text:style-name="T2">Announcements</text:span></text:h>
      <text:p text:style-name="P3"><text:span text:style-name="T10">Henrik</text:span><text:span text:style-name="T19"> </text:span><text:span text:style-name="T18">next scribe</text:span></text:p>
      <text:p text:style-name="P2"/>
      <text:p text:style-name="P2"><text:span text:style-name="T20">Scribe: James Ea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Garuda" svg:font-family="Garuda" style:font-pitch="variable"/>
    <style:font-face style:name="MS PGothic" svg:font-family="'MS PGothic'" style:font-family-generic="roman" style:font-pitch="variable"/>
    <style:font-face style:name="Trebuchet MS" svg:font-family="'Trebuchet MS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1" svg:font-family="'MS P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20%" style:text-autospace="ideograph-alpha" style:line-break="strict" style:writing-mode="lr-tb" style:font-independent-line-spacing="false">
        <style:tab-stops/>
      </style:paragraph-properties>
      <style:text-properties fo:color="#322d27" style:font-name="Trebuchet MS" fo:font-size="11pt" fo:language="en" fo:country="US" style:letter-kerning="true" style:font-name-asian="Droid Sans Fallback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margin-top="0.0835in" fo:margin-bottom="0.0835in" style:contextual-spacing="false" fo:line-height="120%" fo:hyphenation-ladder-count="no-limit" style:text-autospace="ideograph-alpha" style:punctuation-wrap="hanging" style:line-break="strict" style:tab-stop-distance="0.5in" style:writing-mode="page"/>
      <style:text-properties fo:color="#322d27" style:font-name="Trebuchet MS" fo:font-size="11pt" fo:language="en" fo:country="US" style:letter-kerning="true" style:font-name-asian="Droid Sans Fallback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055in" fo:margin-bottom="0.139in" style:contextual-spacing="true" fo:line-height="100%" fo:keep-together="always" fo:keep-with-next="always"/>
      <style:text-properties fo:color="#0061d4" fo:font-size="14pt" style:font-size-asian="14pt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aa9e3" fo:font-size="13pt" style:font-size-asian="13pt" style:font-size-complex="13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3055in" style:contextual-spacing="true" fo:line-height="100%" fo:text-align="start" style:justify-single-word="false"/>
      <style:text-properties fo:color="#9eaab6" fo:font-size="26pt" style:letter-kerning="true" style:font-size-asian="26pt" style:font-size-complex="26pt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528in" fo:margin-bottom="0in" style:contextual-spacing="false" fo:line-height="100%" fo:text-align="end" style:justify-single-word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835in" fo:margin-bottom="0.0835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3aa9e3" fo:font-size="13pt" style:font-size-asian="13pt" style:font-size-complex="13pt"/>
    </style:style>
    <style:style style:name="Title_20_Char" style:display-name="Title Char" style:family="text" style:parent-style-name="Default_20_Paragraph_20_Font">
      <style:text-properties fo:color="#9eaab6" fo:font-size="26pt" style:letter-kerning="true" style:font-size-asian="26pt" style:font-size-complex="26pt"/>
    </style:style>
    <style:style style:name="Heading_20_1_20_Char" style:display-name="Heading 1 Char" style:family="text" style:parent-style-name="Default_20_Paragraph_20_Font">
      <style:text-properties fo:color="#0061d4" fo:font-size="14pt" style:font-size-asian="14pt" style:font-size-complex="14pt"/>
    </style:style>
    <style:style style:name="Strong" style:family="text" style:parent-style-name="Default_20_Paragraph_20_Font">
      <style:text-properties fo:color="#3aa9e3" fo:font-weight="normal" style:font-weight-asian="normal" style:font-weight-complex="norma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Page 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8</meta:editing-cycles>
    <meta:creation-date>2013-07-23T13:31:00</meta:creation-date>
    <dc:date>2014-04-23T14:32:00.807292668</dc:date>
    <meta:generator>LibreOffice/4.2.3.3$Linux_X86_64 LibreOffice_project/420m0$Build-3</meta:generator>
    <meta:document-statistic meta:table-count="0" meta:image-count="0" meta:object-count="0" meta:page-count="2" meta:paragraph-count="28" meta:word-count="194" meta:character-count="1138" meta:non-whitespace-character-count="982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